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fr" fo:country="CA"/>
    </style:style>
    <style:style style:name="P2" style:parent-style-name="Standard" style:family="paragraph">
      <style:text-properties fo:language="fr" fo:country="CA"/>
    </style:style>
    <style:style style:name="P3" style:parent-style-name="Standard" style:family="paragraph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language="fr" fo:country="CA"/>
    </style:style>
    <style:style style:name="P9" style:parent-style-name="Standard" style:family="paragraph">
      <style:text-properties fo:language="fr" fo:country="CA"/>
    </style:style>
    <style:style style:name="P10" style:parent-style-name="Standard" style:family="paragraph">
      <style:text-properties fo:language="fr" fo:country="CA"/>
    </style:style>
    <style:style style:name="P11" style:parent-style-name="Standard" style:family="paragraph">
      <style:text-properties fo:language="fr" fo:country="CA"/>
    </style:style>
    <style:style style:name="P12" style:parent-style-name="Standard" style:family="paragraph">
      <style:text-properties fo:language="fr" fo:country="CA"/>
    </style:style>
    <style:style style:name="P13" style:parent-style-name="Standard" style:family="paragraph">
      <style:text-properties fo:language="fr" fo:country="CA"/>
    </style:style>
    <style:style style:name="P14" style:parent-style-name="Standard" style:family="paragraph">
      <style:text-properties fo:language="fr" fo:country="CA"/>
    </style:style>
    <style:style style:name="P15" style:parent-style-name="Standard" style:family="paragraph">
      <style:text-properties fo:language="fr" fo:country="CA"/>
    </style:style>
    <style:style style:name="P16" style:parent-style-name="Standard" style:family="paragraph">
      <style:text-properties fo:language="fr" fo:country="CA"/>
    </style:style>
    <style:style style:name="P17" style:parent-style-name="Standard" style:family="paragraph">
      <style:text-properties fo:language="fr" fo:country="CA"/>
    </style:style>
    <style:style style:name="P18" style:parent-style-name="Standard" style:family="paragraph">
      <style:text-properties fo:language="fr" fo:country="CA"/>
    </style:style>
    <style:style style:name="P19" style:parent-style-name="Standard" style:family="paragraph">
      <style:text-properties fo:language="fr" fo:country="CA"/>
    </style:style>
    <style:style style:name="P20" style:parent-style-name="Standard" style:family="paragraph">
      <style:text-properties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Standard" style:family="paragraph">
      <style:text-properties fo:language="fr" fo:country="CA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P35" style:parent-style-name="Standard" style:family="paragraph">
      <style:text-properties fo:language="fr" fo:country="CA"/>
    </style:style>
    <style:style style:name="P36" style:parent-style-name="Standard" style:family="paragraph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language="fr" fo:country="CA"/>
    </style:style>
  </office:automatic-styles>
  <office:body>
    <office:text text:use-soft-page-breaks="true">
      <text:p text:style-name="P1">Notes de cours 2</text:p>
      <text:p text:style-name="P2">Figure de la sorciere</text:p>
      <text:p text:style-name="P3">------------------------</text:p>
      <text:p text:style-name="P4">Histoire de repression – Probleme de representation banalisation</text:p>
      <text:p text:style-name="P5"/>
      <text:p text:style-name="P6">Methodologie</text:p>
      <text:p text:style-name="P7">-----------------</text:p>
      <text:p text:style-name="P8">Experience ?</text:p>
      <text:p text:style-name="P9">- Voir</text:p>
      <text:p text:style-name="P10">- Vivre</text:p>
      <text:p text:style-name="P11">- Ressentir</text:p>
      <text:p text:style-name="P12">- &gt; Sensibiliter</text:p>
      <text:p text:style-name="P13"/>
      <text:p text:style-name="P14">Connaitre<text:s/>critique -&gt; valorisation de la pensee abstraite</text:p>
      <text:p text:style-name="P15"/>
      <text:p text:style-name="P16">Comment ?</text:p>
      <text:p text:style-name="P17"/>
      <text:p text:style-name="P18">Rationnalite</text:p>
      <text:p text:style-name="P19"/>
      <text:p text:style-name="P20">La representation : facon de montrer</text:p>
      <text:p text:style-name="P21">- Art</text:p>
      <text:p text:style-name="P22">- Language</text:p>
      <text:p text:style-name="P23">- Communication</text:p>
      <text:p text:style-name="P24">- Symbole</text:p>
      <text:p text:style-name="P25">- Mentale</text:p>
      <text:p text:style-name="P26">- Images</text:p>
      <text:p text:style-name="P27"/>
      <text:p text:style-name="P28">L’image de la sorciere est subjective<text:line-break/></text:p>
      <text:p text:style-name="P29"/>
      <text:p text:style-name="P30">La signification -&gt; sens –<text:s/>definitions ( abstraits )</text:p>
      <text:p text:style-name="P31"/>
      <text:p text:style-name="P32">L’interpretation est beaucoup plus basee sur la subjectivite que l objectivitie</text:p>
      <text:p text:style-name="P33"/>
      <text:p text:style-name="P34"/>
      <text:p text:style-name="P35">La critique de la [rationnalite instrumentale] -&gt; L’objectivitee et du pouvoir</text:p>
      <text:p text:style-name="P36"/>
      <text:p text:style-name="P37"/>
      <text:p text:style-name="Standard">Passage</text:p>
      <text:p text:style-name="Standard">---------</text:p>
      <text:p text:style-name="NormalWeb">Imagination - &gt; realite<text:line-break/><text:line-break/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fo:language="fr" fo:country="CA" style:language-asian="fr" style:country-asian="CA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urentiu Dilion</dc:creator>
    <meta:creation-date>2024-02-09T01:48:00Z</meta:creation-date>
    <dc:date>2024-02-11T20:41:00Z</dc:date>
    <meta:template xlink:href="Normal.dotm" xlink:type="simple"/>
    <meta:editing-cycles>5</meta:editing-cycles>
    <meta:editing-duration>PT15000S</meta:editing-duration>
    <meta:document-statistic meta:page-count="1" meta:paragraph-count="1" meta:word-count="108" meta:character-count="704" meta:row-count="4" meta:non-whitespace-character-count="597"/>
  </office:meta>
</office:document-meta>
</file>